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598in" loext:contextual-spacing="false"/>
      <style:text-properties style:font-name="Lato"/>
    </style:style>
    <style:style style:name="P2" style:family="paragraph" style:parent-style-name="Standard">
      <style:paragraph-properties fo:margin-top="0in" fo:margin-bottom="0.1598in" loext:contextual-spacing="false"/>
      <style:text-properties style:font-name="Lato" fo:background-color="#d4ea6b"/>
    </style:style>
    <style:style style:name="P3" style:family="paragraph" style:parent-style-name="Standard">
      <style:paragraph-properties fo:margin-top="0in" fo:margin-bottom="0.1598in" loext:contextual-spacing="false"/>
      <style:text-properties fo:font-variant="normal" fo:text-transform="none" fo:color="#c7254e" style:font-name="Courier New" fo:font-size="9pt" fo:letter-spacing="normal" fo:font-style="normal" fo:font-weight="normal" officeooo:paragraph-rsid="002f61cc"/>
    </style:style>
    <style:style style:name="P4" style:family="paragraph" style:parent-style-name="Standard">
      <style:paragraph-properties fo:margin-top="0in" fo:margin-bottom="0.1598in" loext:contextual-spacing="false"/>
      <style:text-properties style:font-name="La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If the _____ file exists, then filesystem checks are forced during the boot process.</text:p>
      <text:p text:style-name="P1">/forcefsck</text:p>
      <text:p text:style-name="P1">/forcechk</text:p>
      <text:p text:style-name="P1">/fsck</text:p>
      <text:p text:style-name="P1">/autofsck</text:p>
      <text:p text:style-name="P1">Question 2</text:p>
      <text:p text:style-name="P1">Missing files don't have their original file names, instead they are named with their _____ number?</text:p>
      <text:p text:style-name="P1">UID</text:p>
      <text:p text:style-name="P1">inode</text:p>
      <text:p text:style-name="P1">GID</text:p>
      <text:p text:style-name="P1">device</text:p>
      <text:p text:style-name="P1">Question 3</text:p>
      <text:p text:style-name="P1">The fsck utility uses which file to determine a filesystem type?</text:p>
      <text:p text:style-name="P1">/etc/system</text:p>
      <text:p text:style-name="P1">/etc/fstab</text:p>
      <text:p text:style-name="P1">/etc/fsck</text:p>
      <text:p text:style-name="P1">/etc/fsck.config</text:p>
      <text:p text:style-name="P1">Question 4</text:p>
      <text:p text:style-name="P1">Which option to the e2fsck command allows you to specify an alternative superblock?</text:p>
      <text:p text:style-name="P1">-a</text:p>
      <text:p text:style-name="P1">-c</text:p>
      <text:p text:style-name="P1">-b</text:p>
      <text:p text:style-name="P1">-d</text:p>
      <text:p text:style-name="P1">Question 5</text:p>
      <text:p text:style-name="P1">Which option to the fsck command forces a system check?</text:p>
      <text:p text:style-name="P1">-FF</text:p>
      <text:p text:style-name="P1">-f</text:p>
      <text:p text:style-name="P1">-F</text:p>
      <text:p text:style-name="P1">-ff</text:p>
      <text:p text:style-name="P1"><text:soft-page-break/>Question 6</text:p>
      <text:p text:style-name="P1">Which option to the fsck command will allow you to specify the filesystem type?</text:p>
      <text:p text:style-name="P1">-F</text:p>
      <text:p text:style-name="P1">-t</text:p>
      <text:p text:style-name="P1">-T</text:p>
      <text:p text:style-name="P1">-f</text:p>
      <text:p text:style-name="P1">Question 7</text:p>
      <text:p text:style-name="P1">Which option to the fsck command will answer no to all queries?</text:p>
      <text:p text:style-name="P1">-Y</text:p>
      <text:p text:style-name="P1">-N</text:p>
      <text:p text:style-name="P1">-n</text:p>
      <text:p text:style-name="P1">-y</text:p>
      <text:p text:style-name="P1">Question 8</text:p>
      <text:p text:style-name="P1">Your system has experienced a crash, and on attempted booting, you see an error message that states mount: Structure needs cleaning. What utility would most effective in fixing this issue?</text:p>
      <text:p text:style-name="P1">xfsdump</text:p>
      <text:p text:style-name="P1">xfs_repair</text:p>
      <text:p text:style-name="P1">xfs_db</text:p>
      <text:p text:style-name="P1">xfs_copy</text:p>
      <text:p text:style-name="P1">Question 9</text:p>
      <text:p text:style-name="P1">In reading the man pages, you discover that the fix for an XFS filesystem issue requires the use of manual repairs in expert mode. Which of the following would you run to accomplish this?</text:p>
      <text:p text:style-name="P1">xfsdump -x</text:p>
      <text:p text:style-name="P1">xfs_copy -x</text:p>
      <text:p text:style-name="P1">xfs_db -x</text:p>
      <text:p text:style-name="P1">xfs_repair -x</text:p>
      <text:p text:style-name="P1">Question 10</text:p>
      <text:p text:style-name="P1">Having used the xfs_db command to determine an XFS filesystem needs reorganization, what command would be used to accomplish this?</text:p>
      <text:p text:style-name="P1">xfs_fsr</text:p>
      <text:p text:style-name="P1">xfs_repair</text:p>
      <text:p text:style-name="P1"><text:soft-page-break/>xfs_db</text:p>
      <text:p text:style-name="P1">xfdump</text:p>
      <text:p text:style-name="P1"/>
      <text:p text:style-name="P2"/>
      <text:p text:style-name="P1"><text:a xlink:type="simple" xlink:href="https://examans.com/linux-exam-1/" text:style-name="Internet_20_link" text:visited-style-name="Visited_20_Internet_20_Link">https://examans.com/linux-exam-1/</text:a></text:p>
      <text:p text:style-name="P1"/>
      <text:p text:style-name="P3">vgext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19:50:07.600083834</meta:creation-date>
    <dc:date>2022-03-06T15:49:21.738451698</dc:date>
    <meta:editing-duration>PT1H14M3S</meta:editing-duration>
    <meta:editing-cycles>23</meta:editing-cycles>
    <meta:generator>LibreOffice/6.4.7.2$Linux_X86_64 LibreOffice_project/40$Build-2</meta:generator>
    <meta:document-statistic meta:table-count="0" meta:image-count="0" meta:object-count="0" meta:page-count="3" meta:paragraph-count="62" meta:word-count="240" meta:character-count="1407" meta:non-whitespace-character-count="1229"/>
  </office:meta>
</office:document-meta>
</file>